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x-locale-body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Mono" fo:font-size="10pt" officeooo:rsid="001aac87" officeooo:paragraph-rsid="001aac87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Liberation Mono" fo:font-size="10pt" officeooo:rsid="00289d22" officeooo:paragraph-rsid="00289d22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Liberation Mono" fo:font-size="10pt" officeooo:rsid="002b80b1" officeooo:paragraph-rsid="002b80b1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Liberation Mono" fo:font-size="10pt" officeooo:rsid="002ca971" officeooo:paragraph-rsid="002ca971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Liberation Mono" fo:font-size="10pt" officeooo:rsid="002e77ef" officeooo:paragraph-rsid="002e77ef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Liberation Mono" fo:font-size="10pt" officeooo:rsid="002e77ef" officeooo:paragraph-rsid="0030d837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Liberation Mono" fo:font-size="12pt" fo:font-weight="bold" officeooo:rsid="002e77ef" officeooo:paragraph-rsid="002e77e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Mono" fo:font-size="14pt" fo:font-weight="bold" officeooo:rsid="001aac87" officeooo:paragraph-rsid="001aac87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officeooo:rsid="0038621c" officeooo:paragraph-rsid="0038621c" style:font-size-asian="12pt" style:font-size-complex="12pt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font-weight="bold" officeooo:rsid="003357d4" officeooo:paragraph-rsid="003357d4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font-weight="bold" officeooo:rsid="0034cfb1" officeooo:paragraph-rsid="0034cfb1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font-weight="bold" officeooo:rsid="0038621c" officeooo:paragraph-rsid="0038621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0pt" officeooo:paragraph-rsid="00289d22" style:font-size-asian="10pt" style:font-size-complex="10pt"/>
    </style:style>
    <style:style style:name="P1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size="10pt" officeooo:paragraph-rsid="00320712" style:font-size-asian="10pt" style:font-size-complex="10pt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0pt" officeooo:paragraph-rsid="003357d4" style:font-size-asian="10pt" style:font-size-complex="10pt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0pt" officeooo:paragraph-rsid="0034cfb1" style:font-size-asian="10pt" style:font-size-complex="10pt"/>
    </style:style>
    <style:style style:name="P1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0pt" officeooo:paragraph-rsid="0036c1f3" style:font-size-asian="10pt" style:font-size-complex="10pt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0pt" officeooo:paragraph-rsid="0038621c" style:font-size-asian="10pt" style:font-size-complex="10pt"/>
    </style:style>
    <style:style style:name="P1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size="10pt" officeooo:rsid="00320712" officeooo:paragraph-rsid="00320712" style:font-size-asian="10pt" style:font-size-complex="10pt"/>
    </style:style>
    <style:style style:name="P2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size="10pt" officeooo:rsid="00328b14" officeooo:paragraph-rsid="00328b14" style:font-size-asian="10pt" style:font-size-complex="10pt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0pt" officeooo:rsid="00328b14" officeooo:paragraph-rsid="00328b14" style:font-size-asian="10pt" style:font-size-complex="10pt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0pt" officeooo:rsid="003357d4" officeooo:paragraph-rsid="003357d4" style:font-size-asian="10pt" style:font-size-complex="10pt"/>
    </style:style>
    <style:style style:name="P2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0pt" officeooo:rsid="0034cfb1" officeooo:paragraph-rsid="0034cfb1" style:font-size-asian="10pt" style:font-size-complex="10pt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0pt" officeooo:rsid="0036c1f3" officeooo:paragraph-rsid="0036c1f3" style:font-size-asian="10pt" style:font-size-complex="10pt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0pt" officeooo:rsid="0038621c" officeooo:paragraph-rsid="0038621c" style:font-size-asian="10pt" style:font-size-complex="10pt"/>
    </style:style>
    <style:style style:name="P2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0pt" officeooo:rsid="003ab242" officeooo:paragraph-rsid="003ab242" style:font-size-asian="10pt" style:font-size-complex="10pt"/>
    </style:style>
    <style:style style:name="P2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0pt" fo:font-weight="bold" officeooo:rsid="003357d4" officeooo:paragraph-rsid="003357d4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0pt" fo:font-weight="bold" officeooo:rsid="003ab242" officeooo:paragraph-rsid="003ab242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0pt" officeooo:rsid="001df81b" officeooo:paragraph-rsid="001df81b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0pt" officeooo:rsid="001fb2c3" officeooo:paragraph-rsid="001fb2c3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0pt" officeooo:rsid="0021ad85" officeooo:paragraph-rsid="0021ad85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0pt" officeooo:rsid="002533ad" officeooo:paragraph-rsid="002533ad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0pt" officeooo:rsid="001ca7ff" officeooo:paragraph-rsid="001ca7ff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0pt" officeooo:rsid="002e77ef" officeooo:paragraph-rsid="002e77ef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0pt" officeooo:rsid="002e77ef" officeooo:paragraph-rsid="0030d837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0pt" officeooo:rsid="00320712" officeooo:paragraph-rsid="00320712" style:font-size-asian="10pt" style:font-size-complex="10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0pt" officeooo:paragraph-rsid="0022c272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0pt" officeooo:paragraph-rsid="002e77ef" style:font-size-asian="10pt" style:font-size-complex="10pt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0pt" officeooo:paragraph-rsid="003f8fdf" style:font-size-asian="10pt" style:font-size-complex="10pt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0pt" officeooo:rsid="002315e0" officeooo:paragraph-rsid="002315e0" style:font-size-asian="10pt" style:font-size-complex="10pt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Liberation Mono" fo:font-size="10pt" officeooo:rsid="001ca7ff" officeooo:paragraph-rsid="001ca7ff" style:font-size-asian="10pt" style:font-size-complex="10pt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Liberation Mono" fo:font-size="10pt" officeooo:rsid="00289d22" officeooo:paragraph-rsid="00289d22" style:font-size-asian="10pt" style:font-size-complex="10pt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Liberation Mono" fo:font-size="10pt" officeooo:rsid="00289d22" officeooo:paragraph-rsid="00289d22" style:font-size-asian="10pt" style:font-size-complex="10pt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Liberation Mono" fo:font-size="10pt" officeooo:rsid="002b80b1" officeooo:paragraph-rsid="002b80b1" style:font-size-asian="10pt" style:font-size-complex="10pt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Liberation Mono" fo:font-size="10pt" officeooo:rsid="002e77ef" officeooo:paragraph-rsid="002e77ef" style:font-size-asian="10pt" style:font-size-complex="10pt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Liberation Mono" fo:font-size="10pt" officeooo:rsid="002e77ef" officeooo:paragraph-rsid="0030d837" style:font-size-asian="10pt" style:font-size-complex="10pt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0pt" officeooo:rsid="003357d4" officeooo:paragraph-rsid="003357d4" style:font-size-asian="10pt" style:font-size-complex="10pt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0pt" officeooo:rsid="003357d4" officeooo:paragraph-rsid="003357d4" style:font-size-asian="10pt" style:font-size-complex="10pt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0pt" officeooo:rsid="003357d4" officeooo:paragraph-rsid="003357d4" style:font-size-asian="10pt" style:font-size-complex="10pt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0pt" officeooo:rsid="0034cfb1" officeooo:paragraph-rsid="0034cfb1" style:font-size-asian="10pt" style:font-size-complex="10pt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0pt" officeooo:rsid="0034cfb1" officeooo:paragraph-rsid="0034cfb1" style:font-size-asian="10pt" style:font-size-complex="10pt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0pt" officeooo:rsid="0036c1f3" officeooo:paragraph-rsid="0036c1f3" style:font-size-asian="10pt" style:font-size-complex="10pt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0pt" officeooo:rsid="0038621c" officeooo:paragraph-rsid="0038621c" style:font-size-asian="10pt" style:font-size-complex="10pt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0pt" officeooo:rsid="003ab242" officeooo:paragraph-rsid="003ab242" style:font-size-asian="10pt" style:font-size-complex="10pt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Liberation Mono" fo:font-size="10pt" style:font-size-asian="10pt" style:font-size-complex="10pt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0pt" officeooo:paragraph-rsid="003f8fdf" style:font-size-asian="10pt" style:font-size-complex="10pt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0pt" officeooo:rsid="003f8fdf" officeooo:paragraph-rsid="003f8fdf" style:font-size-asian="10pt" style:font-size-complex="10pt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0pt" officeooo:rsid="001df81b" officeooo:paragraph-rsid="001df81b" style:font-size-asian="10pt" style:font-size-complex="10pt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0pt" officeooo:rsid="001fb2c3" officeooo:paragraph-rsid="001fb2c3" style:font-size-asian="10pt" style:font-size-complex="10pt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0pt" officeooo:rsid="0021ad85" officeooo:paragraph-rsid="0021ad85" style:font-size-asian="10pt" style:font-size-complex="10pt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0pt" officeooo:rsid="002401de" officeooo:paragraph-rsid="002401de" style:font-size-asian="10pt" style:font-size-complex="10pt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0pt" officeooo:rsid="002533ad" officeooo:paragraph-rsid="002533ad" style:font-size-asian="10pt" style:font-size-complex="10pt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0pt" officeooo:rsid="00289d22" officeooo:paragraph-rsid="00289d22" style:font-size-asian="10pt" style:font-size-complex="10pt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0pt" fo:font-weight="bold" officeooo:rsid="002401de" officeooo:paragraph-rsid="002401de" style:font-size-asian="10pt" style:font-weight-asian="bold" style:font-size-complex="10pt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0pt" style:font-size-asian="10pt" style:font-size-complex="10pt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0pt" officeooo:rsid="003dff5e" officeooo:paragraph-rsid="003dff5e" style:font-size-asian="10pt" style:font-size-complex="10pt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officeooo:paragraph-rsid="001df81b" style:font-size-asian="10pt" style:font-size-complex="10pt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officeooo:paragraph-rsid="002ec27b" style:font-size-asian="10pt" style:font-size-complex="10pt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officeooo:paragraph-rsid="003dff5e" style:font-size-asian="10pt" style:font-size-complex="10pt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officeooo:rsid="002ec27b" officeooo:paragraph-rsid="002ec27b" style:font-size-asian="10pt" style:font-size-complex="10pt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officeooo:rsid="003f8fdf" officeooo:paragraph-rsid="003f8fdf" style:font-size-asian="10pt" style:font-size-complex="10pt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2pt" fo:font-weight="bold" officeooo:rsid="003f8fdf" officeooo:paragraph-rsid="003f8fdf" style:font-size-asian="12pt" style:font-weight-asian="bold" style:font-size-complex="12pt" style:font-weight-complex="bold"/>
    </style:style>
    <style:style style:name="P7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>
        <style:tab-stops>
          <style:tab-stop style:position="0.993cm"/>
        </style:tab-stops>
      </style:paragraph-properties>
      <style:text-properties style:font-name="Liberation Mono" fo:font-size="10pt" officeooo:rsid="002401de" officeooo:paragraph-rsid="002401de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91ded" style:font-style-asian="italic" style:font-style-complex="italic"/>
    </style:style>
    <style:style style:name="T3" style:family="text">
      <style:text-properties fo:font-style="italic" officeooo:rsid="0030d837" style:font-style-asian="italic" style:font-style-complex="italic"/>
    </style:style>
    <style:style style:name="T4" style:family="text">
      <style:text-properties fo:font-style="italic" officeooo:rsid="003ab242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fb2c3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Liberation Mono"/>
    </style:style>
    <style:style style:name="T9" style:family="text">
      <style:text-properties style:font-name="Liberation Mono" fo:font-style="normal" style:font-style-asian="normal" style:font-style-complex="normal"/>
    </style:style>
    <style:style style:name="T10" style:family="text">
      <style:text-properties style:font-name="Liberation Mono" fo:font-style="normal" officeooo:rsid="001df81b" style:font-style-asian="normal" style:font-style-complex="normal"/>
    </style:style>
    <style:style style:name="T11" style:family="text">
      <style:text-properties style:font-name="Liberation Mono" fo:font-style="normal" officeooo:rsid="001fb2c3" style:font-style-asian="normal" style:font-style-complex="normal"/>
    </style:style>
    <style:style style:name="T12" style:family="text">
      <style:text-properties style:font-name="Liberation Mono" fo:font-style="normal" officeooo:rsid="0022c272" style:font-style-asian="normal" style:font-style-complex="normal"/>
    </style:style>
    <style:style style:name="T13" style:family="text">
      <style:text-properties style:font-name="Liberation Mono" fo:font-style="italic" style:font-style-asian="italic" style:font-style-complex="italic"/>
    </style:style>
    <style:style style:name="T14" style:family="text">
      <style:text-properties style:font-name="Liberation Mono" fo:font-style="italic" officeooo:rsid="0022c272" style:font-style-asian="italic" style:font-style-complex="italic"/>
    </style:style>
    <style:style style:name="T15" style:family="text">
      <style:text-properties style:font-name="Liberation Mono" officeooo:rsid="00291ded"/>
    </style:style>
    <style:style style:name="T16" style:family="text">
      <style:text-properties style:font-name="Liberation Mono" officeooo:rsid="00289d22"/>
    </style:style>
    <style:style style:name="T17" style:family="text">
      <style:text-properties style:font-name="Liberation Mono" officeooo:rsid="002e77ef"/>
    </style:style>
    <style:style style:name="T18" style:family="text">
      <style:text-properties style:font-name="Liberation Mono" officeooo:rsid="002ec27b"/>
    </style:style>
    <style:style style:name="T19" style:family="text">
      <style:text-properties style:font-name="Liberation Mono" fo:font-weight="bold" officeooo:rsid="002ec27b" style:font-weight-asian="bold" style:font-weight-complex="bold"/>
    </style:style>
    <style:style style:name="T20" style:family="text">
      <style:text-properties style:font-name="Liberation Mono" officeooo:rsid="00320712"/>
    </style:style>
    <style:style style:name="T21" style:family="text">
      <style:text-properties style:font-name="Liberation Mono" officeooo:rsid="003357d4"/>
    </style:style>
    <style:style style:name="T22" style:family="text">
      <style:text-properties style:font-name="Liberation Mono" officeooo:rsid="0034cfb1"/>
    </style:style>
    <style:style style:name="T23" style:family="text">
      <style:text-properties style:font-name="Liberation Mono" officeooo:rsid="0036c1f3"/>
    </style:style>
    <style:style style:name="T24" style:family="text">
      <style:text-properties style:font-name="Liberation Mono" officeooo:rsid="0038621c"/>
    </style:style>
    <style:style style:name="T25" style:family="text">
      <style:text-properties style:font-name="Liberation Mono" officeooo:rsid="0039efa2"/>
    </style:style>
    <style:style style:name="T26" style:family="text">
      <style:text-properties style:font-name="Liberation Mono" officeooo:rsid="003ab242"/>
    </style:style>
    <style:style style:name="T27" style:family="text">
      <style:text-properties style:font-name="Liberation Mono" fo:font-size="12pt" style:font-size-asian="12pt" style:font-size-complex="12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291ded"/>
    </style:style>
    <style:style style:name="T30" style:family="text">
      <style:text-properties officeooo:rsid="0029f3ad"/>
    </style:style>
    <style:style style:name="T31" style:family="text">
      <style:text-properties officeooo:rsid="002ec27b"/>
    </style:style>
    <style:style style:name="T32" style:family="text">
      <style:text-properties officeooo:rsid="002fb705"/>
    </style:style>
    <style:style style:name="T33" style:family="text">
      <style:text-properties officeooo:rsid="0030d837"/>
    </style:style>
    <style:style style:name="T34" style:family="text">
      <style:text-properties officeooo:rsid="003ab242"/>
    </style:style>
    <style:style style:name="T35" style:family="text">
      <style:text-properties style:font-name="Liberation Mono"/>
    </style:style>
    <style:style style:name="T36" style:family="text">
      <style:text-properties style:font-name="Liberation Mono" officeooo:rsid="003dff5e"/>
    </style:style>
    <style:style style:name="T37" style:family="text">
      <style:text-properties style:font-name="Liberation Mono" officeooo:rsid="003f8fdf"/>
    </style:style>
    <style:style style:name="T38" style:family="text">
      <style:text-properties style:font-name="Liberation Mono" fo:font-style="italic" style:font-style-asian="italic" style:font-style-complex="italic"/>
    </style:style>
    <style:style style:name="T39" style:family="text">
      <style:text-properties style:font-name="Liberation Mono" fo:font-style="italic" officeooo:rsid="003f8fdf" style:font-style-asian="italic" style:font-style-complex="italic"/>
    </style:style>
    <style:style style:name="T40" style:family="text">
      <style:text-properties style:font-name="Liberation Mono" fo:font-style="normal" officeooo:rsid="003f8fdf" style:font-style-asian="normal" style:font-style-complex="normal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ariáveis: Armazenando as informações que você precisa</text:p>
      <text:p text:style-name="P1"/>
      <text:p text:style-name="P1"/>
      <text:p text:style-name="P41">Uma variável é uma espécie de container para um valor, ele pode ser numérico, string… O mais interessante é que seu valor pode ser mudado.</text:p>
      <text:p text:style-name="P29">Para usa uma variável primeiro é necessário criá-la. Chamamos isso de declarar a variável. Podemos declarar uma variável utilizando as palavras reservadas <text:span text:style-name="T1">let</text:span> e <text:span text:style-name="T1">var</text:span><text:span text:style-name="T5">.</text:span></text:p>
      <text:p text:style-name="P29"><text:span text:style-name="T5"/></text:p>
      <text:p text:style-name="P67"><text:span text:style-name="T10">var meuNome; // </text:span><text:span text:style-name="T11">undefined</text:span></text:p>
      <text:p text:style-name="P58"><text:span text:style-name="T5">var minhaIdade; // </text:span><text:span text:style-name="T6">undefined</text:span></text:p>
      <text:p text:style-name="P58"><text:span text:style-name="T6"/></text:p>
      <text:p text:style-name="P30"><text:span text:style-name="T5">Atualmente elas não possuem valores, são containers vazios. Quando inserimos o nome de uma variável no console obtemos um retorno de um valor </text:span><text:span text:style-name="T1">undefined</text:span><text:span text:style-name="T5">. Por outro lado se inserimos uma variável não declarada no console ela retornará um erro:</text:span></text:p>
      <text:p text:style-name="P59"><text:span text:style-name="T5"/></text:p>
      <text:p text:style-name="P59"><text:span text:style-name="T5">scoobDoo; // scoobDoo is not defined</text:span></text:p>
      <text:p text:style-name="P30"><text:span text:style-name="T5"/></text:p>
      <text:p text:style-name="P31"><text:span text:style-name="T5">Para inicializar uma variável e atribuir um valor:</text:span></text:p>
      <text:p text:style-name="P31"><text:span text:style-name="T5"/></text:p>
      <text:p text:style-name="P60"><text:span text:style-name="T5">var meuNome = ‘Silmar’;</text:span></text:p>
      <text:p text:style-name="P60"><text:span text:style-name="T5">var minhaIdade = 32;</text:span></text:p>
      <text:p text:style-name="P60"><text:span text:style-name="T5"/></text:p>
      <text:p text:style-name="P31"><text:span text:style-name="T5"/></text:p>
      <text:p text:style-name="P31"><text:span text:style-name="T5">Podemos declarar uma variável de duas formas, usando </text:span><text:span text:style-name="T1">let</text:span><text:span text:style-name="T5"> e </text:span><text:span text:style-name="T1">var</text:span><text:span text:style-name="T5">.</text:span></text:p>
      <text:p text:style-name="P37"><text:span text:style-name="T14">let</text:span><text:span text:style-name="T12"> permite que declaremos variáveis limitando seu escopo no bloco ou instrução. O inverso acontece com </text:span><text:span text:style-name="T14">var</text:span><text:span text:style-name="T12">, que define uma variável globalmente ou no escopo inteiro de uma função, independentemente do escopo do bloco.</text:span></text:p>
      <text:p text:style-name="P40"><text:span text:style-name="T12">E</text:span><text:span text:style-name="T9">m JS os blocos não possuem escopo, apenas as funções. Isto quer dizer que mesmo que uma variável declarada com var dentro de um bloco de instrução </text:span><text:span text:style-name="T13">if</text:span><text:span text:style-name="T9">, será visível no resto inteiro da função.</text:span></text:p>
      <text:p text:style-name="P59"><text:span text:style-name="T5"/></text:p>
      <text:p text:style-name="P64"><text:span text:style-name="T42">Escopo</text:span><text:span text:style-name="T5"> </text:span><text:span text:style-name="T42">de</text:span><text:span text:style-name="T5"> </text:span><text:span text:style-name="T42">bloco</text:span></text:p>
      <text:p text:style-name="P61"><text:span text:style-name="T5"/></text:p>
      <text:p text:style-name="P73"><text:span text:style-name="T5">Variáveis </text:span><text:span text:style-name="T1">let</text:span><text:span text:style-name="T5"> são declaradas para começo de bloco em que elas são definidas, isto é conhecido como </text:span><text:span text:style-name="T7">hoisting</text:span><text:span text:style-name="T5">.</text:span></text:p>
      <text:p text:style-name="P32"><text:span text:style-name="T5">Se declararmos mais de uma vez uma variável num mesmo escopo de bloco ela retornará um TypeError, o mesmo não acontece dentro de uma função:</text:span></text:p>
      <text:p text:style-name="P32"><text:span text:style-name="T5"/></text:p>
      <text:p text:style-name="P62"><text:span text:style-name="T5">if(x){</text:span></text:p>
      <text:p text:style-name="P62"><text:span text:style-name="T5"><text:tab/>let foo;</text:span></text:p>
      <text:p text:style-name="P62"><text:span text:style-name="T5"><text:tab/>let foo; // emite um typeError</text:span></text:p>
      <text:p text:style-name="P62"><text:span text:style-name="T5">}</text:span></text:p>
      <text:p text:style-name="P62"><text:span text:style-name="T5"/></text:p>
      <text:p text:style-name="P62"><text:span text:style-name="T5">Porém…</text:span></text:p>
      <text:p text:style-name="P62"><text:span text:style-name="T5"/></text:p>
      <text:p text:style-name="P62"><text:span text:style-name="T5">function velocidadeMax(){</text:span></text:p>
      <text:p text:style-name="P62"><text:span text:style-name="T5"><text:tab/>let foo;</text:span></text:p>
      <text:p text:style-name="P62"><text:span text:style-name="T5"><text:tab/>let foo; // funciona corretamente</text:span></text:p>
      <text:p text:style-name="P63"><text:span text:style-name="T5">}</text:span></text:p>
      <text:p text:style-name="P42"><text:span text:style-name="T5">Uma expressão let limita o escopo de de uma variável declarada somente para aquela expressão:</text:span></text:p>
      <text:p text:style-name="P63"><text:span text:style-name="T5"/></text:p>
      <text:p text:style-name="P63"><text:span text:style-name="T5">var a = 5;</text:span></text:p>
      <text:p text:style-name="P63"><text:span text:style-name="T5">let(a = 6) alert(a); // 6</text:span></text:p>
      <text:p text:style-name="P63"><text:span text:style-name="T5">alert(a) // 5</text:span></text:p>
      <text:p text:style-name="P33"/>
      <text:p text:style-name="P42">Se usada dentro de um bloco, let limita os escopos das variáveis para aquele bloco.</text:p>
      <text:p text:style-name="P2"/>
      <text:p text:style-name="P13"><text:span text:style-name="T15">v</text:span><text:span text:style-name="T16">ar a = 5;</text:span></text:p>
      <text:p text:style-name="P2">var b = 10;</text:p>
      <text:p text:style-name="P2"><text:soft-page-break/></text:p>
      <text:p text:style-name="P2">if(a === 5){</text:p>
      <text:p text:style-name="P2"><text:tab/>let a = 4; // <text:span text:style-name="T29">o esco</text:span><text:span text:style-name="T30">p</text:span><text:span text:style-name="T29">o é dentro do bloco </text:span><text:span text:style-name="T2">if</text:span></text:p>
      <text:p text:style-name="P2"><text:tab/>var b = 1; // <text:span text:style-name="T29">o escopo é dentro da função</text:span></text:p>
      <text:p text:style-name="P2"><text:tab/>console.log(a); // 4</text:p>
      <text:p text:style-name="P2"><text:tab/>console.log(b); // 1</text:p>
      <text:p text:style-name="P2">}</text:p>
      <text:p text:style-name="P2">console.log(a); // 5</text:p>
      <text:p text:style-name="P2">console.log(b); // 1</text:p>
      <text:p text:style-name="P2"/>
      <text:p text:style-name="P44">Podemos ainda usar <text:span text:style-name="T1">let</text:span> para vincular variáveis localmente no escopo de loops em vez de usar uma variável global (definida usando <text:span text:style-name="T1">var</text:span>):</text:p>
      <text:p text:style-name="P3"/>
      <text:p text:style-name="P4">for(let i = 0; i&lt;10; i++){</text:p>
      <text:p text:style-name="P4"><text:tab/>alert(i);// 1, 2, 3… 9</text:p>
      <text:p text:style-name="P4">}</text:p>
      <text:p text:style-name="P4">alert(i) // i não está definida</text:p>
      <text:p text:style-name="P4"/>
      <text:p text:style-name="P4"/>
      <text:p text:style-name="P7">Hoisting</text:p>
      <text:p text:style-name="P5"/>
      <text:p text:style-name="P45">Em JS você pode declarar uma variável depois você a inicializa, embora não seja recomendado, isso é o que chamamos de hoisting.</text:p>
      <text:p text:style-name="P38"><text:span text:style-name="T17">As declarações de variáveis são processadas antes que qualquer código seja executado, por este motivo é possível declarar uma variável em qualquer lugar no código, que será equivalente a declarar no inicio, </text:span><text:span text:style-name="T18">este comportamento é chamado de </text:span><text:span text:style-name="T19">hoisting</text:span><text:span text:style-name="T18">. É como se a variável fosse movida para o início da função ou do código global.</text:span></text:p>
      <text:p text:style-name="P38"><text:span text:style-name="T18"/></text:p>
      <text:p text:style-name="P68"><text:span text:style-name="T18">minhaIdade = 32;</text:span></text:p>
      <text:p text:style-name="P70"><text:span text:style-name="T8">var minhaIdade;</text:span></text:p>
      <text:p text:style-name="P70"><text:span text:style-name="T8"/></text:p>
      <text:p text:style-name="P70"><text:span text:style-name="T8"><text:tab/>é interpretado como:</text:span></text:p>
      <text:p text:style-name="P70"><text:span text:style-name="T8"/></text:p>
      <text:p text:style-name="P70"><text:span text:style-name="T8">var minhaIdade;</text:span></text:p>
      <text:p text:style-name="P70"><text:span text:style-name="T8">minhaIdade = 32;</text:span></text:p>
      <text:p text:style-name="P70"><text:span text:style-name="T8"/></text:p>
      <text:p text:style-name="P34"/>
      <text:p text:style-name="P6"><text:span text:style-name="T32">NOTA: </text:span>É <text:span text:style-name="T31">uma boa prática declarar as variáveis na parte superior do seu escopo de aplicação (no topo do código ou parte superior da função). As variáveis são função de escopo (local) e são resolvidos na cadeia de escopo. </text:span></text:p>
      <text:p text:style-name="P6"/>
      <text:p text:style-name="P46">O <text:span text:style-name="T28">hoisting</text:span> não funciona com <text:span text:style-name="T1">let</text:span>. <text:span text:style-name="T33">Por isso é recomendável utilizar o máximo possível o </text:span><text:span text:style-name="T3">let</text:span><text:span text:style-name="T33">, exceto se há necessidade de oferecer suporte para versões antigas de IE.</text:span></text:p>
      <text:p text:style-name="P35"/>
      <text:p text:style-name="P36">As variáveis podem receber praticamente qualquer nome sendo preferencialmente utilizado caracteres latinos (0-9, a-z,A-Z) e o underline (_).Algumas recomendações são:</text:p>
      <text:list xml:id="list1861673117" text:style-name="L1">
        <text:list-item>
          <text:p text:style-name="P14"><text:span text:style-name="T20">evitar usar o underline no inicio do nome, pois existem construtores;</text:span></text:p>
        </text:list-item>
        <text:list-item>
          <text:p text:style-name="P19"><text:span text:style-name="T8">não usar número no início;</text:span></text:p>
        </text:list-item>
        <text:list-item>
          <text:p text:style-name="P14"><text:span text:style-name="T20">usar convenção “lower camel case”, onde vocẽ juntas vaŕias palavras usando minúscula para a primeira palavra e em seguida maiusculiza apenas a primeira das palavras subsequentes;</text:span></text:p>
        </text:list-item>
        <text:list-item>
          <text:p text:style-name="P20"><text:span text:style-name="T20">C</text:span><text:span text:style-name="T8">riar nomes intuitivos que descrevam o dado que ela contém;</text:span></text:p>
        </text:list-item>
        <text:list-item>
          <text:p text:style-name="P20"><text:span text:style-name="T8">Não usar palavras reservadas.</text:span></text:p>
        </text:list-item>
      </text:list>
      <text:p text:style-name="P21"><text:span text:style-name="T8"/></text:p>
      <text:p text:style-name="P27"><text:span text:style-name="T27">Tipos</text:span><text:span text:style-name="T8"> </text:span><text:span text:style-name="T27">de</text:span><text:span text:style-name="T8"> </text:span><text:span text:style-name="T27">variáveis</text:span></text:p>
      <text:p text:style-name="P22"><text:span text:style-name="T8"/></text:p>
      <text:p text:style-name="P47"><text:span text:style-name="T8">Em JS não é necessário declarar tipo de variável.</text:span></text:p>
      <text:p text:style-name="P22"><text:span text:style-name="T8"/></text:p>
      <text:p text:style-name="P10"><text:span text:style-name="T8">Números</text:span></text:p>
      <text:p text:style-name="P47"><text:soft-page-break/><text:span text:style-name="T8">Pode armazenar número inteiros e números decimais ou números com pontos flutuantes. </text:span></text:p>
      <text:p text:style-name="P22"><text:span text:style-name="T8"/></text:p>
      <text:p text:style-name="P15"><text:span text:style-name="T21">let minhaIdade = 32;</text:span></text:p>
      <text:p text:style-name="P15"><text:span text:style-name="T21"/></text:p>
      <text:p text:style-name="P15"><text:span text:style-name="T21"/></text:p>
      <text:p text:style-name="P10"><text:span text:style-name="T8">String</text:span></text:p>
      <text:p text:style-name="P22"><text:span text:style-name="T8"/></text:p>
      <text:p text:style-name="P47"><text:span text:style-name="T8">String é uma sequência de texto, nessa tipo de variável é necessário envolver o texto entre aspas simples ou duplas. Do contrário, o JS identificará como outro tipo.</text:span></text:p>
      <text:p text:style-name="P22"><text:span text:style-name="T8"/></text:p>
      <text:p text:style-name="P15"><text:span text:style-name="T21">let nome = “João”;</text:span></text:p>
      <text:p text:style-name="P15"><text:span text:style-name="T21"/></text:p>
      <text:p text:style-name="P15"><text:span text:style-name="T21"/></text:p>
      <text:p text:style-name="P11"><text:span text:style-name="T21">B</text:span><text:span text:style-name="T8">ooleans</text:span></text:p>
      <text:p text:style-name="P23"><text:span text:style-name="T8"/></text:p>
      <text:p text:style-name="P50"><text:span text:style-name="T8">São valores verdadeiros/false (true/false). Geralmente utilizados para verificar condições.</text:span></text:p>
      <text:p text:style-name="P23"><text:span text:style-name="T8"/></text:p>
      <text:p text:style-name="P16"><text:span text:style-name="T22">let estouVivo = true;</text:span></text:p>
      <text:p text:style-name="P23"><text:span text:style-name="T8">let teste = 6 &lt; 3; // false</text:span></text:p>
      <text:p text:style-name="P23"><text:span text:style-name="T8"/></text:p>
      <text:p text:style-name="P23"><text:span text:style-name="T8"/></text:p>
      <text:p text:style-name="P11"><text:span text:style-name="T8">Arrays</text:span></text:p>
      <text:p text:style-name="P23"><text:span text:style-name="T8"/></text:p>
      <text:p text:style-name="P50"><text:span text:style-name="T8">É um único objeto que contém multiplos valores inseridos entre colchetes ([]) e separado por vírgulas:</text:span></text:p>
      <text:p text:style-name="P23"><text:span text:style-name="T8"/></text:p>
      <text:p text:style-name="P23"><text:span text:style-name="T8">let meuNome = [“Silmar”,”Luiz”,”da Silva”];</text:span></text:p>
      <text:p text:style-name="P23"><text:span text:style-name="T8"/></text:p>
      <text:p text:style-name="P52"><text:span text:style-name="T8">Definidos, o arrays podem ser acessados através do seu índice correspondente. O índice assim como qualquer contagem em JS é iniciado em zero.</text:span></text:p>
      <text:p text:style-name="P24"><text:span text:style-name="T8"/></text:p>
      <text:p text:style-name="P17"><text:span text:style-name="T23">console.log(meuNome[1]); // Luiz</text:span></text:p>
      <text:p text:style-name="P17"><text:span text:style-name="T23"/></text:p>
      <text:p text:style-name="P9"><text:span text:style-name="T23"/></text:p>
      <text:p text:style-name="P12"><text:span text:style-name="T23">O</text:span><text:span text:style-name="T8">bjetos</text:span></text:p>
      <text:p text:style-name="P25"><text:span text:style-name="T8"/></text:p>
      <text:p text:style-name="P53"><text:span text:style-name="T8">Um objeto é uma estrutura de código que representa um objeto da vida real, uma pessoa; </text:span><text:span text:style-name="T25">Ele tem seus elementos inseridos entre chaves ({}).</text:span></text:p>
      <text:p text:style-name="P25"><text:span text:style-name="T8"/></text:p>
      <text:p text:style-name="P18"><text:span text:style-name="T26">let</text:span><text:span text:style-name="T24"> carroPopular = {marca: “fiat”, modelo: “Uno”, portas: 4, ano: 2020};</text:span></text:p>
      <text:p text:style-name="P18"><text:span text:style-name="T24"/></text:p>
      <text:p text:style-name="P54"><text:span text:style-name="T24">P</text:span><text:span text:style-name="T8">ara acessar as informações de um objeto usamos a sintaxe:</text:span></text:p>
      <text:p text:style-name="P26"><text:span text:style-name="T8"/></text:p>
      <text:p text:style-name="P26"><text:span text:style-name="T8">carroPopular.modelo</text:span></text:p>
      <text:p text:style-name="P26"><text:span text:style-name="T8"/></text:p>
      <text:p text:style-name="P26"><text:span text:style-name="T8"/></text:p>
      <text:p text:style-name="P28"><text:span text:style-name="T27">Digitação</text:span><text:span text:style-name="T8"> </text:span><text:span text:style-name="T27">permissiva</text:span></text:p>
      <text:p text:style-name="P26"><text:span text:style-name="T8"/></text:p>
      <text:p text:style-name="P55">JavaScript é uma "dynamically typed language", o que significa que, diferente de outras linguagens, você não precisa especificar que tipo de dados uma variável irá conter (ex.: números, cadeias de texto, arrays, etc). <text:span text:style-name="T34">Para verificar o tipo de uma variável basta usar o </text:span><text:span text:style-name="T4">typeof</text:span><text:span text:style-name="T34">().</text:span></text:p>
      <text:p text:style-name="P65"/>
      <text:p text:style-name="P66">Let meuNome = “Silmar”;</text:p>
      <text:p text:style-name="P69"><text:span text:style-name="T36">typeof(meuNome); // Silmar</text:span></text:p>
      <text:p text:style-name="P69"><text:span text:style-name="T36"/></text:p>
      <text:p text:style-name="P69"><text:span text:style-name="T36"/></text:p>
      <text:p text:style-name="P72"><text:span text:style-name="T36">C</text:span><text:span text:style-name="T8">onstantes</text:span></text:p>
      <text:p text:style-name="P71"><text:span text:style-name="T8"/></text:p>
      <text:p text:style-name="P56"><text:soft-page-break/><text:span text:style-name="T37">Uma vez que uma contante tem seu valor atribuído ele não poderá ser mudado. As razões para se ter uma constante em um código vai desde segurança até depuração. O conceito de constante é relativamente novo no JS e ele é declarado através da palavra reservada </text:span><text:span text:style-name="T39">cons</text:span><text:span text:style-name="T40">:</text:span></text:p>
      <text:p text:style-name="P39"><text:span text:style-name="T37"/></text:p>
      <text:p text:style-name="P71"><text:span text:style-name="T8">const diaDaSemana = 7;</text:span></text:p>
      <text:p text:style-name="P71"><text:span text:style-name="T8">const horasNoDia = 24;</text:span></text:p>
      <text:p text:style-name="P71"><text:span text:style-name="T8"/></text:p>
      <text:p text:style-name="P71"><text:span text:style-name="T8">diaDaSemana = 8; // TypeError: Assignment to constant variable.</text:span></text:p>
      <text:p text:style-name="P71"><text:span text:style-name="T8"/></text:p>
      <text:p text:style-name="P57"><text:span text:style-name="T8">De forma geral </text:span><text:span text:style-name="T13">const</text:span><text:span text:style-name="T8"> funciona da mesma forma que o </text:span><text:span text:style-name="T13">let</text:span><text:span text:style-name="T8">, exceto pelo fato de que </text:span><text:span text:style-name="T13">const</text:span><text:span text:style-name="T8"> não pode ter seu valor alterado.</text:span></text:p>
      <text:p text:style-name="P71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x-locale-body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13:08:38.493605127</meta:creation-date>
    <dc:date>2020-07-27T17:00:48.355152322</dc:date>
    <meta:editing-duration>PT1H36M56S</meta:editing-duration>
    <meta:editing-cycles>27</meta:editing-cycles>
    <meta:generator>LibreOffice/6.4.4.2$Linux_X86_64 LibreOffice_project/40$Build-2</meta:generator>
    <meta:document-statistic meta:table-count="0" meta:image-count="0" meta:object-count="0" meta:page-count="4" meta:paragraph-count="93" meta:word-count="961" meta:character-count="5716" meta:non-whitespace-character-count="4841"/>
  </office:meta>
</office:document-meta>
</file>